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b828" officeooo:paragraph-rsid="0007b828"/>
    </style:style>
    <style:style style:name="P2" style:family="paragraph" style:parent-style-name="Standard">
      <style:paragraph-properties fo:text-align="start" style:justify-single-word="false"/>
      <style:text-properties officeooo:rsid="0007b828" officeooo:paragraph-rsid="0007b828"/>
    </style:style>
    <style:style style:name="P3" style:family="paragraph" style:parent-style-name="Standard">
      <style:paragraph-properties fo:text-align="start" style:justify-single-word="false"/>
      <style:text-properties officeooo:rsid="0007b828" officeooo:paragraph-rsid="001b2b0e"/>
    </style:style>
    <style:style style:name="P4" style:family="paragraph" style:parent-style-name="Standard">
      <style:paragraph-properties fo:text-align="start" style:justify-single-word="false"/>
      <style:text-properties officeooo:rsid="0007b828" officeooo:paragraph-rsid="001cd21d"/>
    </style:style>
    <style:style style:name="T1" style:family="text">
      <style:text-properties officeooo:rsid="0008e6fe"/>
    </style:style>
    <style:style style:name="T2" style:family="text">
      <style:text-properties officeooo:rsid="000b8a0d"/>
    </style:style>
    <style:style style:name="T3" style:family="text">
      <style:text-properties officeooo:rsid="000dd9cf"/>
    </style:style>
    <style:style style:name="T4" style:family="text">
      <style:text-properties officeooo:rsid="000e4d1a"/>
    </style:style>
    <style:style style:name="T5" style:family="text">
      <style:text-properties officeooo:rsid="00104bd5"/>
    </style:style>
    <style:style style:name="T6" style:family="text">
      <style:text-properties officeooo:rsid="00123174"/>
    </style:style>
    <style:style style:name="T7" style:family="text">
      <style:text-properties officeooo:rsid="001370dd"/>
    </style:style>
    <style:style style:name="T8" style:family="text">
      <style:text-properties officeooo:rsid="001779e2"/>
    </style:style>
    <style:style style:name="T9" style:family="text">
      <style:text-properties officeooo:rsid="0019c380"/>
    </style:style>
    <style:style style:name="T10" style:family="text">
      <style:text-properties officeooo:rsid="001f5f49"/>
    </style:style>
    <style:style style:name="T11" style:family="text">
      <style:text-properties officeooo:rsid="0021a599"/>
    </style:style>
    <style:style style:name="T12" style:family="text">
      <style:text-properties officeooo:rsid="002856e7"/>
    </style:style>
    <style:style style:name="T13" style:family="text">
      <style:text-properties officeooo:rsid="0029676a"/>
    </style:style>
    <style:style style:name="T14" style:family="text">
      <style:text-properties style:text-underline-style="solid" style:text-underline-width="auto" style:text-underline-color="font-color" officeooo:rsid="002856e7"/>
    </style:style>
    <style:style style:name="T15" style:family="text">
      <style:text-properties officeooo:rsid="002cb762"/>
    </style:style>
    <style:style style:name="T16" style:family="text">
      <style:text-properties officeooo:rsid="002f33cc"/>
    </style:style>
    <style:style style:name="T17" style:family="text">
      <style:text-properties officeooo:rsid="0030c2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ral Biology II – Lecture #3</text:p>
      <text:p text:style-name="P1"/>
      <text:p text:style-name="P2">-<text:span text:style-name="T1">Gas exchange, the interchange of O2 and CO2 between an organism and its environment</text:span></text:p>
      <text:p text:style-name="P2"><text:tab/>-<text:span text:style-name="T1">Provides O2 for cellular respiration</text:span></text:p>
      <text:p text:style-name="P2"><text:tab/>-<text:span text:style-name="T1">Removes its waste product CO2</text:span></text:p>
      <text:p text:style-name="P2"/>
      <text:p text:style-name="P2">-<text:span text:style-name="T1">Three phases of gas exchange with lungs:</text:span></text:p>
      <text:p text:style-name="P2"><text:tab/>-<text:span text:style-name="T1">Breath, transport of gases by the circulatory system, exchange of gases with body cells </text:span></text:p>
      <text:p text:style-name="P2"><text:tab/><text:tab/>-<text:span text:style-name="T2">Body tissues take up O2 from the blood and release CO2 to the blood </text:span></text:p>
      <text:p text:style-name="P2"/>
      <text:p text:style-name="P2">-<text:span text:style-name="T3">People cannot survive for long in the air at the world’s highest peaks in the Himalayan Mountains </text:span></text:p>
      <text:p text:style-name="P2"><text:tab/>-<text:span text:style-name="T4">Yet twice a year, flocks of geese migrate over the Himalayas. How?</text:span></text:p>
      <text:p text:style-name="P2"><text:tab/><text:tab/>-<text:span text:style-name="T5">Differences are lung structure, more/different hemoglobin </text:span></text:p>
      <text:p text:style-name="P2"/>
      <text:p text:style-name="P2">-<text:span text:style-name="T6">What about animals that breathe through their skin?</text:span></text:p>
      <text:p text:style-name="P2"><text:tab/>-<text:span text:style-name="T6">Animals must be wet and small</text:span></text:p>
      <text:p text:style-name="P2"><text:tab/>-<text:span text:style-name="T6">Earthworms, frogs, etc. </text:span></text:p>
      <text:p text:style-name="P2"/>
      <text:p text:style-name="P2">-<text:span text:style-name="T7">Tracheal system of insects</text:span></text:p>
      <text:p text:style-name="P2"><text:tab/>-<text:span text:style-name="T7">Insect tracheal systems use tiny branching tubes</text:span></text:p>
      <text:p text:style-name="P2"><text:tab/><text:tab/>-<text:span text:style-name="T7">Reduce water loss</text:span></text:p>
      <text:p text:style-name="P2"><text:tab/><text:tab/>-<text:span text:style-name="T7">Pipe air directly to cells </text:span></text:p>
      <text:p text:style-name="P2"/>
      <text:p text:style-name="P2">-<text:span text:style-name="T8">Mammals</text:span></text:p>
      <text:p text:style-name="P2"><text:tab/>-<text:span text:style-name="T8">Surfactants</text:span></text:p>
      <text:p text:style-name="P2"><text:tab/><text:tab/>-<text:span text:style-name="T8">Specialized secretions required to keep the walls of the small alveoli from sticking shut</text:span></text:p>
      <text:p text:style-name="P2"><text:tab/>-<text:span text:style-name="T9">Respiratory distress syndrome</text:span></text:p>
      <text:p text:style-name="P2"><text:tab/><text:tab/>-<text:span text:style-name="T9">Babies born 6 weeks or more before their due date often struggle with this syndrome <text:tab/><text:tab/><text:tab/>due to an inadequate amount of lung surfactant</text:span></text:p>
      <text:p text:style-name="P3"><text:tab/><text:tab/>-<text:span text:style-name="T9">Artificial surfactants are now administered to pre-term infants</text:span></text:p>
      <text:p text:style-name="P4"><text:span text:style-name="T9"><text:tab/></text:span></text:p>
      <text:p text:style-name="P4"><text:span text:style-name="T9">-Ventilation of your lungs</text:span></text:p>
      <text:p text:style-name="P4"><text:span text:style-name="T9"><text:tab/>-Breathing</text:span></text:p>
      <text:p text:style-name="P4"><text:span text:style-name="T9"><text:tab/><text:tab/>-Alternate inhalation and exhalation of air (ventilation)</text:span></text:p>
      <text:p text:style-name="P4"><text:span text:style-name="T9"><text:tab/>-We need to think about how air moves to achieve inhalation and exhalation in you </text:span></text:p>
      <text:p text:style-name="P4"><text:span text:style-name="T9"><text:tab/><text:tab/>-Negative pressure breathing <text:s/></text:span></text:p>
      <text:p text:style-name="P4"/>
      <text:p text:style-name="P4">-<text:span text:style-name="T10">Inhalation occurs when</text:span></text:p>
      <text:p text:style-name="P4"><text:tab/>-<text:span text:style-name="T10">The rib cage expands</text:span></text:p>
      <text:p text:style-name="P4"><text:tab/>-<text:span text:style-name="T10">The diaphragm moves downward</text:span></text:p>
      <text:p text:style-name="P4"><text:tab/>-<text:span text:style-name="T10">The pressure around the lungs decreases</text:span></text:p>
      <text:p text:style-name="P4"><text:tab/>-<text:span text:style-name="T10">Air is drawn into the respirator tract </text:span></text:p>
      <text:p text:style-name="P4"/>
      <text:p text:style-name="P4">-<text:span text:style-name="T11">Respiratory Pigments</text:span></text:p>
      <text:p text:style-name="P4"><text:tab/>-<text:span text:style-name="T11">Most animals transport O2 bound to proteins called &lt;REDACTED&gt;</text:span></text:p>
      <text:p text:style-name="P4"/>
      <text:p text:style-name="P4"/>
      <text:p text:style-name="P4"/>
      <text:p text:style-name="P4"/>
      <text:p text:style-name="P4"><text:soft-page-break/>-<text:span text:style-name="T12">45% of our blood consists of </text:span><text:span text:style-name="T14">formed elements</text:span></text:p>
      <text:p text:style-name="P4"><text:tab/>-<text:span text:style-name="T13">Cells and cell fragments</text:span></text:p>
      <text:p text:style-name="P4"><text:tab/>-<text:span text:style-name="T13">WBC, RBC, platelets</text:span></text:p>
      <text:p text:style-name="P4">-<text:span text:style-name="T12">55% is plasma (mostly water) </text:span></text:p>
      <text:p text:style-name="P4"/>
      <text:p text:style-name="P4">-<text:span text:style-name="T15">Too few or too many red blood cells can be unhealthy </text:span></text:p>
      <text:p text:style-name="P4"><text:tab/>-<text:span text:style-name="T16">Adequate numbers of red blood cells are essential for healthy body function </text:span></text:p>
      <text:p text:style-name="P4"><text:tab/>-<text:span text:style-name="T17">Anemia</text:span></text:p>
      <text:p text:style-name="P4"><text:tab/><text:tab/>-<text:span text:style-name="T17">Can be caused by abnormally low amounts of hemoglobin or a low number of RBC</text:span></text:p>
      <text:p text:style-name="P4"><text:tab/><text:tab/>-<text:span text:style-name="T17">Causes fatigue due to lack of oxygen in tissues </text:span></text:p>
      <text:p text:style-name="P4"><text:tab/>-<text:span text:style-name="T16">The hormone erythropoietin (EPO) stimulates the bone marrow to produce more red blood <text:tab/>cells 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09:33:45.738244174</meta:creation-date>
    <dc:date>2018-01-23T10:47:43.544843825</dc:date>
    <meta:editing-duration>PT1H13M45S</meta:editing-duration>
    <meta:editing-cycles>29</meta:editing-cycles>
    <meta:generator>LibreOffice/5.4.4.2$Linux_X86_64 LibreOffice_project/40m0$Build-2</meta:generator>
    <meta:document-statistic meta:table-count="0" meta:image-count="0" meta:object-count="0" meta:page-count="2" meta:paragraph-count="46" meta:word-count="332" meta:character-count="2137" meta:non-whitespace-character-count="1785"/>
  </office:meta>
</office:document-meta>
</file>